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7600000923B4A4DE5EC0C91E34.png" manifest:media-type="image/png"/>
  <manifest:file-entry manifest:full-path="Pictures/100002010000067600000923D83D2CDBF6458CE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cm" svg:y="0cm" svg:width="21.001cm" svg:height="29.699cm" draw:z-index="0">
        <draw:image xlink:href="Pictures/100002010000067600000923B4A4DE5EC0C91E34.png" xlink:type="simple" xlink:show="embed" xlink:actuate="onLoad"/>
      </draw:frame>
      <draw:frame draw:style-name="fr1" draw:name="Image2" text:anchor-type="page" text:anchor-page-number="2" svg:x="0cm" svg:y="0cm" svg:width="21.001cm" svg:height="29.699cm" draw:z-index="1">
        <draw:image xlink:href="Pictures/100002010000067600000923D83D2CDBF6458CED.png" xlink:type="simple" xlink:show="embed" xlink:actuate="onLoad"/>
      </draw:fram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6S</meta:editing-duration>
    <meta:editing-cycles>3</meta:editing-cycles>
    <meta:generator>LibreOffice/5.1.4.2$Windows_x86 LibreOffice_project/f99d75f39f1c57ebdd7ffc5f42867c12031db97a</meta:generator>
    <dc:date>2016-09-29T15:49:37.102000000</dc:date>
    <meta:document-statistic meta:table-count="0" meta:image-count="2" meta:object-count="0" meta:page-count="2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